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2ed" officeooo:paragraph-rsid="001292ed"/>
    </style:style>
    <style:style style:name="P2" style:family="paragraph" style:parent-style-name="Standard">
      <style:text-properties fo:font-weight="bold" officeooo:rsid="001292ed" officeooo:paragraph-rsid="001292ed" style:font-weight-asian="bold" style:font-weight-complex="bold"/>
    </style:style>
    <style:style style:name="P3" style:family="paragraph" style:parent-style-name="Standard">
      <style:text-properties fo:font-weight="bold" officeooo:rsid="00131741" officeooo:paragraph-rsid="00131741" style:font-weight-asian="bold" style:font-weight-complex="bold"/>
    </style:style>
    <style:style style:name="P4" style:family="paragraph" style:parent-style-name="Standard">
      <style:text-properties fo:font-weight="bold" officeooo:rsid="0013da7e" officeooo:paragraph-rsid="0013da7e" style:font-weight-asian="bold" style:font-weight-complex="bold"/>
    </style:style>
    <style:style style:name="P5" style:family="paragraph" style:parent-style-name="Standard">
      <style:text-properties fo:font-weight="bold" officeooo:rsid="0015b7d2" officeooo:paragraph-rsid="0015b7d2" style:font-weight-asian="bold" style:font-weight-complex="bold"/>
    </style:style>
    <style:style style:name="P6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7" style:family="paragraph" style:parent-style-name="Standard">
      <style:text-properties fo:font-weight="normal" officeooo:rsid="0013da7e" officeooo:paragraph-rsid="0013da7e" style:font-weight-asian="normal" style:font-weight-complex="normal"/>
    </style:style>
    <style:style style:name="P8" style:family="paragraph" style:parent-style-name="Standard">
      <style:text-properties fo:font-weight="normal" officeooo:rsid="0016fe17" officeooo:paragraph-rsid="0016fe17" style:font-weight-asian="normal" style:font-weight-complex="normal"/>
    </style:style>
    <style:style style:name="P9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31741" officeooo:paragraph-rsid="00131741"/>
    </style:style>
    <style:style style:name="P1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12" style:family="paragraph" style:parent-style-name="Standard">
      <style:text-properties fo:font-weight="bold" officeooo:rsid="001b1c8d" officeooo:paragraph-rsid="001b1c8d" style:font-weight-asian="bold" style:font-weight-complex="bold"/>
    </style:style>
    <style:style style:name="P13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14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15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16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17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18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19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20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P21" style:family="paragraph" style:parent-style-name="Standard">
      <style:text-properties fo:font-weight="normal" officeooo:rsid="0020bba1" officeooo:paragraph-rsid="0020bba1" style:font-weight-asian="normal" style:font-weight-complex="normal"/>
    </style:style>
    <style:style style:name="P22" style:family="paragraph" style:parent-style-name="Standard">
      <style:text-properties fo:font-weight="normal" officeooo:rsid="00226732" officeooo:paragraph-rsid="00226732" style:font-weight-asian="normal" style:font-weight-complex="normal"/>
    </style:style>
    <style:style style:name="T1" style:family="text">
      <style:text-properties officeooo:rsid="00131741"/>
    </style:style>
    <style:style style:name="T2" style:family="text">
      <style:text-properties officeooo:rsid="0014bd28"/>
    </style:style>
    <style:style style:name="T3" style:family="text">
      <style:text-properties officeooo:rsid="0016fe17"/>
    </style:style>
    <style:style style:name="T4" style:family="text">
      <style:text-properties officeooo:rsid="0018015d"/>
    </style:style>
    <style:style style:name="T5" style:family="text">
      <style:text-properties officeooo:rsid="002267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gital Marketing Site</text:p>
      <text:p text:style-name="P1"/>
      <text:p text:style-name="P2">Header</text:p>
      <text:p text:style-name="P6">Logo</text:p>
      <text:p text:style-name="P6">Links</text:p>
      <text:p text:style-name="P5">Main</text:p>
      <text:p text:style-name="P6">Big arse image <text:span text:style-name="T4">(check copyright)</text:span></text:p>
      <text:p text:style-name="P6">About</text:p>
      <text:p text:style-name="P2">Services</text:p>
      <text:p text:style-name="P7">SEO</text:p>
      <text:p text:style-name="P7">SEM</text:p>
      <text:p text:style-name="P7">Social Media Marketing</text:p>
      <text:p text:style-name="P7">Email marketing</text:p>
      <text:p text:style-name="P2">Case Studies</text:p>
      <text:p text:style-name="P6">Make some shit up</text:p>
      <text:p text:style-name="P4">Some shit from the CEO</text:p>
      <text:p text:style-name="P7">Image and description</text:p>
      <text:p text:style-name="P3">Testimonials</text:p>
      <text:p text:style-name="P6">Make some shit up</text:p>
      <text:p text:style-name="P2">Contact</text:p>
      <text:p text:style-name="P6">Name</text:p>
      <text:p text:style-name="P8">Phone</text:p>
      <text:p text:style-name="P6">Email</text:p>
      <text:p text:style-name="P6">Message</text:p>
      <text:p text:style-name="P6">-<text:span text:style-name="T3">Error handling</text:span></text:p>
      <text:p text:style-name="P6">-<text:span text:style-name="T3">Send mail</text:span></text:p>
      <text:p text:style-name="P2">Footer</text:p>
      <text:p text:style-name="P1">Contact <text:span text:style-name="T1">d</text:span>etails</text:p>
      <text:p text:style-name="P10">Social links <text:span text:style-name="T2">(Facebook, LinkedIn)</text:span></text:p>
      <text:p text:style-name="P10"/>
      <text:p text:style-name="P10"/>
      <text:p text:style-name="P11">General TODOs</text:p>
      <text:p text:style-name="P14">Copyright infringement of images</text:p>
      <text:p text:style-name="P14">get icons</text:p>
      <text:p text:style-name="P14">ad animations</text:p>
      <text:p text:style-name="P14">check responsiveness</text:p>
      <text:p text:style-name="P15">make contact form functional</text:p>
      <text:p text:style-name="P14"/>
      <text:p text:style-name="P12">Other TODOs</text:p>
      <text:p text:style-name="P16">make Get In Touch button functional</text:p>
      <text:p text:style-name="P16">make navbar functional</text:p>
      <text:p text:style-name="P16"/>
      <text:p text:style-name="P16"/>
      <text:p text:style-name="P13">Icon credits</text:p>
      <text:p text:style-name="P17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18"><text:soft-page-break/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9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0">email marketing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1"><text:span text:style-name="T5">LInkedin</text:span>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2">facebook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09T14:58:17.592972923</dc:date>
    <meta:editing-duration>PT11H55M9S</meta:editing-duration>
    <meta:editing-cycles>17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44" meta:word-count="166" meta:character-count="1663" meta:non-whitespace-character-count="1541"/>
  </office:meta>
</office:document-meta>
</file>